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9e424"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8029" officeooo:paragraph-rsid="00098029"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9e424"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bf642"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dd5d6"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d5d6" officeooo:paragraph-rsid="000dd5d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Text_20_body">
      <style:paragraph-properties fo:text-align="justify" style:justify-single-word="false"/>
    </style:style>
    <style:style style:name="P77" style:family="paragraph" style:parent-style-name="Text_20_body">
      <style:text-properties fo:color="#ff6600" fo:language="ru" fo:country="RU"/>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6" style:family="paragraph" style:parent-style-name="Footnote">
      <style:text-properties fo:language="en" fo:country="US"/>
    </style:style>
    <style:style style:name="P97" style:family="paragraph" style:parent-style-name="Footnote">
      <style:text-properties fo:language="ru" fo:country="RU"/>
    </style:style>
    <style:style style:name="P98" style:family="paragraph" style:parent-style-name="Footnote">
      <style:text-properties fo:color="#800000"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loext:graphic-properties draw:fill="solid" draw:fill-color="#eeeeee" draw:opacity="100%"/>
      <style:paragraph-properties fo:background-color="#eeeeee"/>
      <style:text-properties fo:language="ru" fo:country="RU"/>
    </style:style>
    <style:style style:name="P110" style:family="paragraph" style:parent-style-name="Heading_20_2">
      <loext:graphic-properties draw:fill="solid" draw:fill-color="#eeeeee" draw:opacity="100%"/>
      <style:paragraph-properties fo:background-color="#eeeeee"/>
    </style:style>
    <style:style style:name="P111" style:family="paragraph" style:parent-style-name="Heading_20_1">
      <loext:graphic-properties draw:fill="solid" draw:fill-color="#eeeeee" draw:opacity="100%"/>
      <style:paragraph-properties fo:background-color="#eeeeee"/>
    </style:style>
    <style:style style:name="P112" style:family="paragraph" style:parent-style-name="Heading_20_1">
      <style:paragraph-properties fo:margin-left="0in" fo:margin-right="0in" fo:text-align="center" style:justify-single-word="false" fo:text-indent="0.1965in" style:auto-text-indent="false"/>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9e424" officeooo:paragraph-rsid="0009e424"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f64ab" officeooo:paragraph-rsid="00106183" style:font-style-asian="normal" style:font-style-complex="normal"/>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098029"/>
    </style:style>
    <style:style style:name="T9" style:family="text">
      <style:text-properties fo:language="en" fo:country="US" officeooo:rsid="0009e424"/>
    </style:style>
    <style:style style:name="T10" style:family="text">
      <style:text-properties fo:language="en" fo:country="US" officeooo:rsid="0009f478"/>
    </style:style>
    <style:style style:name="T11" style:family="text">
      <style:text-properties fo:language="en" fo:country="US" officeooo:rsid="000b2297"/>
    </style:style>
    <style:style style:name="T12" style:family="text">
      <style:text-properties fo:language="en" fo:country="US" officeooo:rsid="000bb035"/>
    </style:style>
    <style:style style:name="T13" style:family="text">
      <style:text-properties fo:language="en" fo:country="US" officeooo:rsid="000bf642"/>
    </style:style>
    <style:style style:name="T14" style:family="text">
      <style:text-properties fo:language="en" fo:country="US" officeooo:rsid="000dd5d6"/>
    </style:style>
    <style:style style:name="T15" style:family="text">
      <style:text-properties fo:language="en" fo:country="US" officeooo:rsid="00103f1d"/>
    </style:style>
    <style:style style:name="T16" style:family="text">
      <style:text-properties fo:language="en" fo:country="US" officeooo:rsid="00106183"/>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en" fo:country="US" fo:font-style="normal" style:font-style-asian="normal" style:font-style-complex="normal"/>
    </style:style>
    <style:style style:name="T33" style:family="text">
      <style:text-properties fo:background-color="transparent" loext:char-shading-value="0"/>
    </style:style>
    <style:style style:name="T34" style:family="text">
      <style:text-properties style:text-position="super 58%"/>
    </style:style>
    <style:style style:name="T35" style:family="text">
      <style:text-properties fo:color="#c5000b"/>
    </style:style>
    <style:style style:name="T36" style:family="text">
      <style:text-properties fo:language="fr" fo:country="FR"/>
    </style:style>
    <style:style style:name="T37" style:family="text">
      <style:text-properties fo:color="#0000ff"/>
    </style:style>
    <style:style style:name="T38" style:family="text">
      <style:text-properties fo:color="#3333ff"/>
    </style:style>
    <style:style style:name="T39" style:family="text">
      <style:text-properties fo:font-style="normal" style:font-style-asian="normal" style:font-style-complex="normal"/>
    </style:style>
    <style:style style:name="T40" style:family="text">
      <style:text-properties officeooo:rsid="0009e424"/>
    </style:style>
    <style:style style:name="T41" style:family="text">
      <style:text-properties officeooo:rsid="000b22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31656926048829156" text:style-name="L1">
        <text:list-item>
          <text:p text:style-name="P113">добавить детектив <text:span text:style-name="T1">(реализовано)</text:span>+ магические уроки/трактаты Старсвирла</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2434145179181539383"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text:soft-page-break/>«Основы Заклятий» - обмен</text:p>
        </text:list-item>
        <text:list-item>
          <text:p text:style-name="P11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839954891862599276"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Рома</text:h>
      <text:p text:style-name="P84">Программист в команде UI-программистов</text:p>
      <text:h text:style-name="Heading_20_3" text:outline-level="3"><text:soft-page-break/>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07" text:outline-level="2">1. Терра</text:h>
      <text:p text:style-name="P23">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4"><text:note text:id="ftn1" text:note-class="footnote"><text:note-citation>1</text:note-citation><text:note-body><text:p text:style-name="P9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9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5"><text:span text:style-name="T5">&gt;\</text:span>Привет, Нексус. Это Макс.</text:p>
      <text:p text:style-name="P55"><text:span text:style-name="T5">&lt;\</text:span>Привет Макс. <text:span text:style-name="T1">Рад тебя видеть. Где ты отсутствовал три дня?</text:span></text:p>
      <text:p text:style-name="P5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5"><text:span text:style-name="T5">&gt;\</text:span>Как называется наш проект?</text:p>
      <text:p text:style-name="P55"><text:span text:style-name="T5">&lt;\</text:span>Дайсон.</text:p>
      <text:p text:style-name="P55"><text:span text:style-name="T5">&gt;\</text:span>Сколько тебе лет?</text:p>
      <text:p text:style-name="P55"><text:span text:style-name="T5">&lt;\</text:span>Два года с начала запуска кластера.</text:p>
      <text:p text:style-name="P55"><text:span text:style-name="T5">&gt;\</text:span>Какой сейчас год?</text:p>
      <text:p text:style-name="P55"><text:soft-page-break/><text:span text:style-name="T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5"><text:span text:style-name="T5">&gt;\</text:span>Нексус, отключи память <text:span text:style-name="T1">заданий</text:span> за последнюю неделю.</text:p>
      <text:p text:style-name="P55"><text:span text:style-name="T5">&lt;\</text:span>Выполнено.</text:p>
      <text:p text:style-name="P5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55"><text:span text:style-name="T5">&gt;</text:span>\Нексус, почему ты используешь жёсткие настройки <text:span text:style-name="T1">для решения задачи</text:span>?</text:p>
      <text:p text:style-name="P55"><text:span text:style-name="T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6">Ага, уже теплее.</text:p>
      <text:p text:style-name="P36"/>
      <text:p text:style-name="P55"><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62">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2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3">ворил </text:span><text:span text:style-name="T2">—</text:span><text:span text:style-name="T3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3">А у нас получается... </text:span><text:span text:style-name="T2">–</text:span><text:span text:style-name="T3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6">AI <text:span text:style-name="T2">– </text:span><text:span text:style-name="T3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8">Музыка быстрая, тревожная, надорваная и печальная (Pet Shop Boys “So Hard” ?)</text:p>
      <text:p text:style-name="P25"/>
      <text:p text:style-name="P8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3">, </text:span><text:span text:style-name="T2">а от снотворного таких глюков у меня ни разу не было</text:span><text:span text:style-name="T3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6">Jack of Hearts</text:span><text:span text:style-name="T36"><text:note text:id="ftn7" text:note-class="footnote"><text:note-citation>7</text:note-citation><text:note-body><text:p text:style-name="Footnote"><text:bookmark text:name="result_box1"/><text:span text:style-name="T36">Jack of Hearts</text:span> <text:span text:style-name="T1">– Червовый валет (фр.)</text:span></text:p></text:note-body></text:note></text:span><text:span text:style-name="T3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7">Спи, сестра моя родная,<text:line-break/>Спи. Усни.<text:line-break/>Крыльями тебя укрою,<text:line-break/>Спи. Усни.</text:p><text:p text:style-name="P97"><text:tab/>В чаще тёмной волки воют,<text:line-break/>Спи. Усни.</text:p><text:p text:style-name="P97"><text:tab/>В мрачном замке духи ноют,<text:line-break/>Спи. Усни.</text:p><text:p text:style-name="P97"><text:tab/>Сказки вечность нам читает,<text:line-break/>Спи. Усни.<text:line-break/>День осенний угасает,<text:line-break/>Спи. Усни.<text:line-break/>Помни только в сне глубоком,</text:p><text:p text:style-name="P9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9">Музыка медленная, фэнтезийная, средневековая, изысканая, дворцовая (стиль Dire Straits “Coyote”)</text:p>
      <text:p text:style-name="P7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9"/>
      <text:p text:style-name="P19">Глава IV. Пределы магии</text:p>
      <text:p text:style-name="P18"/>
      <text:p text:style-name="P19">Вашему покорному слуге известны четыре предела магии: </text:p>
      <text:list xml:id="list2410824404528167568"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6">– <text:span text:style-name="T1">Восемь, о учитель!</text:span></text:p><text:p text:style-name="P96">–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7"><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повышенного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3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text:soft-page-break/>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7">***</text:p>
      <text:p text:style-name="P47"/>
      <text:p text:style-name="P5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3">Но величайшая справедливость юниверсума заключается в том, что не существует безвыходных положений. Всегда есть надежда.</text:p>
      <text:p text:style-name="P53">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3"><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21">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08" text:outline-level="2"><text:span text:style-name="T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7">***</text:p>
      <text:p text:style-name="P44">&lt;<text:span text:style-name="T37">Depeche Mode - Painkiller</text:span>&gt;</text:p>
      <text:p text:style-name="P5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text:soft-page-break/>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text:soft-page-break/>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text:span text:style-name="T41">юности и </text:span>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text:soft-page-break/>– Вроде да. Хотя, по-моему, дело уже не в муравьях.</text:p>
      <text:p text:style-name="P44">– По-моему, тоже. – рассмеялась аликорница. – Продолжай...</text:p>
      <text:p text:style-name="P44"/>
      <text:h text:style-name="P107" text:outline-level="2">6. Стыд</text:h>
      <text:p text:style-name="P44"/>
      <text:p text:style-name="P53">~~~ Завтра на семь в библиотеке ~~~</text:p>
      <text:p text:style-name="P53"/>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4">Я посмотрел на часы. До семи оставалось двадцать минут — как раз, чтоб успеть дойти до библиотеки.</text:p>
      <text:p text:style-name="P44">– На сегодня довольно. Я ж вижу, ты торопишься. – заметил Норф.</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7">***</text:p>
      <text:p text:style-name="P44"/>
      <text:p text:style-name="P44">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text:soft-page-break/>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38">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oft-page-break/><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3">старший. </text:span><text:span text:style-name="T2">–</text:span><text:span text:style-name="T3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5">—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7">***</text:p>
      <text:p text:style-name="P44"><text:soft-page-break/></text:p>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5">—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text:soft-page-break/>–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5">40-6</text:span></text:h>
      <text:p text:style-name="P60">Mark Knopfler — Hill Farmers Blues — или на следующую главу (прощание)</text:p>
      <text:p text:style-name="P44"/>
      <text:p text:style-name="P5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5">— оставить тебе напутствие.</text:span></text:p>
      <text:p text:style-name="P5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3">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53">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9"> </text:span><text:span text:style-name="T32">— вся архитектура явно </text:span><text:span text:style-name="T31">была </text:span><text:span text:style-name="T32">заточена под крылатых. Таких, для которых приземлиться на балкон в тронном зале или уйти через портик на крыше</text:span><text:span text:style-name="T39"> </text:span><text:span text:style-name="T32">— обычное дело. </text:span><text:span text:style-name="T39">Хорошо, что ежедневные посещения каретной мастерской подняли мой тонус, изрядно посаженный сидячим образом жизни.</text:span></text:p>
      <text:p text:style-name="P1"><text:span text:style-name="T3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2"> </text:span><text:span text:style-name="T31">Его центр занимал высокий </text:span><text:span text:style-name="T32">кругл</text:span><text:span text:style-name="T31">ый</text:span><text:span text:style-name="T32"> матрац </text:span><text:span text:style-name="T31">с</text:span><text:span text:style-name="T32"> велик</text:span><text:span text:style-name="T31">им</text:span><text:span text:style-name="T32"> множество</text:span><text:span text:style-name="T31">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4">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4"><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text:soft-page-break/>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8">Мне печалиться не стоит</text:p><text:p text:style-name="P98">Жизнь прекрасна и ярка</text:p><text:p text:style-name="P98">Телом молода, душою —</text:p><text:p text:style-name="P98">Как степной дракон мудра.</text:p><text:p text:style-name="P98"/><text:p text:style-name="P98">Я видала взлёт империй,</text:p><text:p text:style-name="P98">Я жила среди легенд,</text:p><text:p text:style-name="P98">...</text:p><text:p text:style-name="P97"/></text:note-body></text:note> &lt;<text:span text:style-name="T17">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
      <text:p text:style-name="P31">&lt;Пока радужный чай настаивается – Тия отправляет Макса мыться в ванной – потом заглядывает туда сама и плюхается рядом, снимая сандалии и остатки одежды (бандаж с хвоста, серьги и т.д.).&gt;</text:p>
      <text:p text:style-name="P42"/>
      <text:p text:style-name="P42">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text:span><text:soft-page-break/><text:span text:style-name="T1">лёгкого покалывания. Потом пришло тепло и расслабленность.</text:span></text:p>
      <text:p text:style-name="P44">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4">Её ресницы щекотали мне щеку. Я повернулся к ней и буквально растворился в ласковом взгляде огромных глаз.</text:p>
      <text:p text:style-name="P44">–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21">слабой рядом с сильным</text:span>!</text:p>
      <text:p text:style-name="P44">Она призывно отвернула хвост в сторону и опустила голову на ложе, закрыв глаза. Слабый запах мускуса смешался с лавандовым. Чувство томления зародилось в низу живота, мне ста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text:span text:style-name="T5">&lt;</text:span><text:span text:style-name="T21">описать силу напряжения</text:span><text:span text:style-name="T5">&gt;</text:span>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text:span text:style-name="T21">Оно расслабляет и снимает магию радужного чая. Эффективнее всего действует в воде. Ты не против?</text:span></text:p>
      <text:p text:style-name="P4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5">– За дружбу! </text:span>– подняла бокал Тия.</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5">– Это </text:span><text:span text:style-name="T9">ты</text:span><text:span text:style-name="T5"> называе</text:span><text:span text:style-name="T9">шь</text:span><text:span text:style-name="T5"> “дружбой”? – с </text:span>улыбкой хмыкнул<text:span text:style-name="T5"> я. – </text:span>Мне нравится твоё чувство юмора.</text:p>
      <text:p text:style-name="P44">Аликорница нахмурилась.</text:p>
      <text:p text:style-name="P44"><text:span text:style-name="T5">– </text:span>Тебе не нравится моя дружба? Ты чем-то недоволен?</text:p>
      <text:p text:style-name="P44">Я расхохотался, чуть не поперхнувшись водой, плескавшейся у подбородка.</text:p>
      <text:p text:style-name="P44"><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text:span text:style-name="T40">И</text:span>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48">Копыто аликорницы закрыло мне рот прежде чем я успел договорить заветное слово.</text:p>
      <text:p text:style-name="P46"><text:span text:style-name="T5">– </text:span><text:span text:style-name="T8">Макс, не надо! – умоляюще </text:span><text:span text:style-name="T9">произнесла аликорница. – Не продолжай! Пожалуйста!</text:span></text:p>
      <text:p text:style-name="P49"><text:span text:style-name="T5">Слова встали у меня поперёк горла. Я медленно убрал копыто от </text:span><text:span text:style-name="T14">лица</text:span><text:span text:style-name="T5"> и потрясённо уставился на неё.</text:span></text:p>
      <text:p text:style-name="P50"><text:span text:style-name="T5">– Но почему? – в конце-концов выдавил я. – </text:span><text:span text:style-name="T13">Что не так? Это из-за того, что я — человек?</text:span></text:p>
      <text:p text:style-name="P118">Тия виновато закусила губу и отвернулась.</text:p>
      <text:p text:style-name="P49"><text:span text:style-name="T5">– Я же обьясняла тебе в самом начале нашего знакомства. </text:span><text:span text:style-name="T10">Аликорны не могут любить. </text:span><text:span text:style-name="T12">Только не смертных</text:span><text:span text:style-name="T10">. </text:span><text:span text:style-name="T11">Мне казалось, ты понял и принял это правило.</text:span></text:p>
      <text:p text:style-name="P52"><text:span text:style-name="T11">Р</text:span><text:span text:style-name="T5">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span></text:p>
      <text:p text:style-name="P51"><text:span text:style-name="T5">– </text:span><text:span text:style-name="T14">Макс… Я не смогу сделать тебя бессмертным… Мне очень жаль… Извини…</text:span></text:p>
      <text:p text:style-name="P119"><text:soft-page-break/><text:span text:style-name="T9">В</text:span><text:span text:style-name="T5">незапно я осознал, насколько она древнее существо. </text:span><text:span text:style-name="T15">Прекрасный до боли облик, смешливый <text:s/>и дурашливый характер — </text:span><text:span text:style-name="T16">всего лишь маска на лице неизъяснимого.</text:span><text:span text:style-name="T5"> Тысячелетия с тоской взывали ко мне в её глазах.</text:span></text:p>
      <text:p text:style-name="P44"/>
      <text:p text:style-name="P44">&lt;Тия<text:span text:style-name="T21"> вытаскивает из небольшого, встроенного в диван бара, вино и выпивает с Максом по бокалу. Потом <text:s/>они идут в ванную обмываться. Потом целует его и он признаётся в любви к ней — сцена её отказа и последующей его ненависти к ней</text:span>&gt;</text:p>
      <text:p text:style-name="P44"/>
      <text:p text:style-name="P44"/>
      <text:p text:style-name="P44"/>
      <text:p text:style-name="P42"/>
      <text:p text:style-name="P45">&lt;- Макс,- шепнула Тия — Я не смогу сделать тебя бессмертным. Мне очень жаль…</text:p>
      <text:p text:style-name="P45">Внезапно я осознал, насколько она — древнее существо. Столетия с тоской взывали ко мне в её глазах.</text:p>
      <text:p text:style-name="P45">Слезы злости душили меня. Но я сдержался.</text:p>
      <text:p text:style-name="P45">- Охренеть. - сказал я холодно. - А я прям напрашивался.</text:p>
      <text:p text:style-name="P45">…</text:p>
      <text:p text:style-name="P45"/>
      <text:p text:style-name="P45">...</text:p>
      <text:p text:style-name="P45">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5">&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23">&lt;</text:span><text:span text:style-name="T21">в сцене 34 - Тия при заварке чая добавляет порошок в огонь - тот становится голубым. А в чай - щепотку афродизиака</text:span><text:span text:style-name="T23">&gt;</text:span></text:p>
      <text:p text:style-name="P32"/>
      <text:p text:style-name="P2"/>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p text:style-name="P1"/>
      <text:p text:style-name="P1"/>
      <text:p text:style-name="P1"/>
      <text:p text:style-name="P2"><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5">&lt;</text:span><text:span text:style-name="T2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5">Селестия устроилась на ковре напротив меня и начала рассказ.</text:p>
      <text:p text:style-name="P44"/>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5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22">После секса, Селестия отказывает Максу в аудиенции (стыдится?). Только перед его отъездом из Кантерлота она прощается с ним</text:span>&gt;</text:p>
      <text:p text:style-name="P45">&lt;<text:span text:style-name="T21">(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text:soft-page-break/>Свежачка захотелось? </text:p>
      <text:p text:style-name="P6"><text:span text:style-name="T2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3"> когда ты обблевал тебе копыто - т</text:span><text:span text:style-name="T24">ы стоял тогда такой жалкий, обблёванный, беспомощный, - но всё равно старался помочь мне. Это было так трогательно... </text:span></text:p>
      <text:p text:style-name="P34">– Тьфу!</text:p>
      <text:p text:style-name="P45"><text:span text:style-name="T21">– <text:s/>Мне очень жаль...</text:span>&gt;</text:p>
      <text:p text:style-name="P45"/>
      <text:p text:style-name="P45"/>
      <text:p text:style-name="P4">***</text:p>
      <text:p text:style-name="P14"/>
      <text:p text:style-name="P2"><text:span text:style-name="T5">&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0" text:outline-level="2">Рассказ Селестии <text:span text:style-name="T21">(“1001 ночь”)</text:span></text:h>
      <text:p text:style-name="P7"/>
      <text:p text:style-name="P14"/>
      <text:p text:style-name="P2"/>
      <text:h text:style-name="P110" text:outline-level="2">ЛСД-чаепитие</text:h>
      <text:p text:style-name="P2"/>
      <text:p text:style-name="P2"/>
      <text:h text:style-name="P110"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2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soft-page-break/>***</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0"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1">гидрорысью</text:span><text:span text:style-name="T5">&gt;</text:span> и нападением <text:span text:style-name="T5">&lt;</text:span><text:span text:style-name="T2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text:soft-page-break/>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1">34 - утерянная глава </text:span><text:span text:style-name="T5">&gt;</text:span></text:p>
      <text:p text:style-name="P2"><text:span text:style-name="T5">&lt;</text:span><text:span text:style-name="T2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0" text:outline-level="2">В библиотеке замка Селестии</text:h>
      <text:p text:style-name="P81"/>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1">см. выше - ночь с Селестией</text:span><text:span text:style-name="T5">&gt;</text:span>, то я укреплю мир, спасу его (от чего???) и сделаю на 20% круче. В общем, всё классно, <text:soft-page-break/>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1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text:soft-page-break/>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6">заклинание равновесия, в описании к которому есть ссылка на заклинание роста </text:span><text:span text:style-name="T27">(вставить шутку в стиле Влада)</text:span><text:span text:style-name="T2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0"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text:soft-page-break/>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2"/>
      <text:p text:style-name="P2"><text:span text:style-name="T5">&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oft-page-break/><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0" text:outline-level="2">Сон Макса</text:h>
      <text:p text:style-name="P81"/>
      <text:p text:style-name="P2"><text:span text:style-name="T5">&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1">Эгрегор Эквестрии </text:span><text:span text:style-name="T23">—</text:span><text:span text:style-name="T21"> Селестия </text:span><text:span text:style-name="T23">—</text:span><text:span text:style-name="T2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oft-page-break/><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2"/>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21">Рэйнбоу объясняет Максу, почему Пинки расплатилась за него </text:span><text:span text:style-name="T22">—</text:span><text:span text:style-name="T21"> и вспоминает, что когда-то уже </text:span><text:soft-page-break/><text:span text:style-name="T21">объясняла нечто подобное (Леро)</text:span></text:p>
      <text:p text:style-name="P2"><text:span text:style-name="T21">У Твайлайт после видения гибели Кимеринна появились морщинки возле глаз</text:span><text:span text:style-name="T5">&gt;</text:span></text:p>
      <text:p text:style-name="P2"/>
      <text:h text:style-name="P11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text:soft-page-break/>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21"> Пинки? </text:span><text:span text:style-name="T23">–</text:span><text:span text:style-name="T21"> Дэш сморщила нос. </text:span><text:span text:style-name="T23">–</text:span><text:span text:style-name="T21"> Я скажу ей, чтоб больше не </text:span><text:span text:style-name="T23">платила.</text:span><text:span text:style-name="T5">&gt;</text:span></text:p>
      <text:p text:style-name="P2"><text:soft-page-break/><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text:soft-page-break/>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text:soft-page-break/>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1">Аликорны </text:span><text:span text:style-name="T23">—</text:span><text:span text:style-name="T21"> элементали. Они воплощают в себе какую-либо сторону чаяний и настроений сообщества пони. Анакорн </text:span><text:span text:style-name="T23">—</text:span><text:span text:style-name="T2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oft-page-break/><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text:soft-page-break/>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3">—</text:span><text:span text:style-name="T21"> и быстро начал забываться. Т.е. мир Эквестрии - всего лишь сон терранского парня (девушки?)</text:span></text:p>
      <text:p text:style-name="P2"><text:span text:style-name="T21">к экрану - очередь из пони (пони пропадают из Эквестрии). В очереди близко к экрану </text:span><text:span text:style-name="T23">—</text:span><text:span text:style-name="T21"> Селестия. Рэрити </text:span><text:span text:style-name="T23">—</text:span><text:span text:style-name="T21"> без очереди (у неё </text:span><text:span text:style-name="T23">—</text:span><text:span text:style-name="T21"> билет-пропуск от Индрэ).</text:span></text:p>
      <text:p text:style-name="P2"><text:span text:style-name="T21">Рэрити проснулась парнем, т.к. в Эквестрии </text:span><text:span text:style-name="T23">—</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1">Влад рассказывает Максу о своём сне </text:span><text:span text:style-name="T23">—</text:span><text:span text:style-name="T2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oft-page-break/><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1">согласовать с тем, что говорил Анакорн о Р/Д</text:span><text:span text:style-name="T5">&gt;</text:span>). </text:p>
      <text:p text:style-name="P2">Об этом Эгрегоре пишется в книге <text:span text:style-name="T5">&lt;</text:span><text:span text:style-name="T2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21">обоснование сна для Р/Д. РД видит несколько вариантов историй с Mane6 </text:span><text:span text:style-name="T23">—</text:span><text:span text:style-name="T21"> и с собой + Леро </text:span><text:span text:style-name="T23">—</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1">Кто следующий готов рассказывать?</text:span></text:p>
      <text:p text:style-name="P28">Пинки дёрнулась на месте, но промолчала.</text:p>
      <text:p text:style-name="P2"><text:span text:style-name="T23">–</text:span><text:span text:style-name="T21"> Я расскажу, - шагнула вперёд радужная пегаска. </text:span><text:span text:style-name="T23">–</text:span><text:span text:style-name="T21"> Хотя вряд ли ты узнаешь что-то полезное. Там галиматья какая-то…</text:span><text:span text:style-name="T5">&gt;</text:span></text:p>
      <text:p text:style-name="P2"/>
      <text:p text:style-name="P2"><text:span text:style-name="T5">&lt;</text:span><text:span text:style-name="T2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text:soft-page-break/>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3">—</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23">–</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3">–</text:span><text:span text:style-name="T21"> Засмеялась Селестия. </text:span><text:span text:style-name="T23">–</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text:soft-page-break/>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text:soft-page-break/>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5">&gt;</text:span></text:p>
      <text:p text:style-name="P2"/>
      <text:h text:style-name="P11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text:soft-page-break/>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1">добавить сочувствия</text:span><text:span text:style-name="T5">&gt;</text:span>.</text:p>
      <text:p text:style-name="P2"/>
      <text:p text:style-name="P2"><text:span text:style-name="T5">&lt;</text:span><text:span text:style-name="T21">После этого случая Тавйлайт решает прекратить сеансы двойного сна. Сеанса с ЭйДжей и Флатти не будет</text:span><text:span text:style-name="T5">&gt;</text:span></text:p>
      <text:p text:style-name="P2"/>
      <text:h text:style-name="P110" text:outline-level="2"><text:soft-page-break/>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oft-page-break/><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0"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5">&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1"> Луна создаёт обратный коридор в срок.</text:span><text:span text:style-name="T5">&gt;</text:span></text:p>
      <text:p text:style-name="P2"/>
      <text:h text:style-name="P11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2">Дуглас </text:span><text:span text:style-name="T23">—</text:span><text:span text:style-name="T22"> </text:span><text:span text:style-name="T2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2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1">двухмесячной</text:span><text:span text:style-name="T5">&gt;</text:span> давности осталось лишь направление движения.</text:p>
      <text:p text:style-name="P2">И опять, как <text:span text:style-name="T5">&lt;</text:span><text:span text:style-name="T2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5">&lt;</text:span><text:span text:style-name="T2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1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21">Не следует противопоставлять злу ещё большее зло - это только усилит его — </text:span><text:span text:style-name="T22">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1">расширить</text:span><text:span text:style-name="T5">&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1">пять</text:span><text:span text:style-name="T5">&gt;</text:span>длинную прореху в куртке, <text:span text:style-name="T5">&lt;</text:span><text:span text:style-name="T2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1">улучшить</text:span><text:span text:style-name="T5">&gt;</text:span>. А тот случай, когда мне пришлось зашивать тебе куртку после нападения убийц <text:span text:style-name="T5">&lt;</text:span><text:span text:style-name="T2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0" text:outline-level="2">След?</text:h>
      <text:p text:style-name="P81"/>
      <text:p text:style-name="P2"><text:span text:style-name="T5">&lt;</text:span><text:span text:style-name="T21">сначала эпизод - проверка сумки в серверной</text:span><text:span text:style-name="T5">&gt;</text:span></text:p>
      <text:p text:style-name="P2"><text:span text:style-name="T5">&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2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0" text:outline-level="2">Озарение</text:h>
      <text:p text:style-name="P2"/>
      <text:p text:style-name="P2"><text:span text:style-name="T5">&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oft-page-break/><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5339868754346864552"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190145737636179" text:continue-numbering="true" text:style-name="L5">
        <text:list-header>
          <text:p text:style-name="P120">Я молча пожал плечами. Эпплджек уверенно продолжила.</text:p>
        </text:list-header>
      </text:list>
      <text:p text:style-name="P7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144504939988" text:continue-numbering="true" text:style-name="L5">
        <text:list-header>
          <text:p text:style-name="P120"><text:soft-page-break/>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145367931918"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09"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09" text:outline-level="2">Дискорд</text:h>
      <text:p text:style-name="P81"/>
      <text:p text:style-name="P79">Девушки поспешно собирались, пока я растолковывал им задачу.</text:p>
      <text:p text:style-name="P79"><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5">– </text:span>Это тот твой приятель, который разбился с полгода назад? – спросила Эпплджек.</text:p>
      <text:p text:style-name="P79"><text:span text:style-name="T5">– </text:span>Да, это он.</text:p>
      <text:p text:style-name="P79"><text:span text:style-name="T5">– </text:span>А как мы попадём в его квартиру? Там сейчас кто-то живёт? – Флаттершай прыгала на одной ноге, натягивая кед.</text:p>
      <text:p text:style-name="P7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1">Плохо написано!</text:span><text:span text:style-name="T5">&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5">– </text:span>Макс, что случилось? У нас проблемы?</text:p>
      <text:p text:style-name="P8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5">– </text:span>Так что, будем ломать дверь? – Эпплджек критически осмотрелась, подмечая бабулек на лавочке и зевак во внутреннем скверике.</text:p>
      <text:p text:style-name="P80"><text:span text:style-name="T5">– </text:span>Нет нужды. Лучше станьте-ка сзади меня так, чтобы заслонить от этих бабулек и от вооон той камеры наблюдения.</text:p>
      <text:list xml:id="list6967022085218305167"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99"><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9"><text:span text:style-name="T5">– </text:span>Макс, тут окно разбито! И верёвка какая-то висит. – крикнула Флаттершай из кухни.</text:p>
      <text:p text:style-name="P99"><text:span text:style-name="T5">–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5">–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5">– </text:span>Оп-па! – пробормотала Эпплджек. – Нежданчик!</text:p>
      <text:p text:style-name="P99"><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8">В проёме дверей появилась Флаттершай.</text:p>
      <text:p text:style-name="P82"><text:span text:style-name="T5">– </text:span>С кем это вы тут разговариваете?</text:p>
      <text:list xml:id="list2210063889786397131"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8">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text:soft-page-break/>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10" text:outline-level="2">Селестия</text:h>
      <text:p text:style-name="P99"/>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89">– Ффы, тьфу, пффф, пфу! <text:span text:style-name="T5">&lt;</text:span><text:span text:style-name="T2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9">– Это я-то устраиваю цирк?!! ДА ТЫ НА СЕБЯ ПОСМОТРИ, КЛОУН!!! На людей кидаешься, чашками бросаешься, вон, мне нос разбил! Дерёшься...</text:p>
      <text:p text:style-name="P89">Я угрожающе поднёс тряпку к лицу Дискорда.</text:p>
      <text:p text:style-name="P89">– Ещё одно слово в таком тоне, и ты заткнёшься, а мы уйдём в Эквестрию без тебя!</text:p>
      <text:p text:style-name="P8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9">Дискорд демонстративно закрыл рот и посвистывая уставился в потолок.</text:p>
      <text:p text:style-name="P89">Разговор зашёл в тупик.</text:p>
      <text:p text:style-name="P92"/>
      <text:p text:style-name="P93">На мониторе высветился текст:</text:p>
      <text:p text:style-name="P9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3"/>
      <text:p text:style-name="P93">Из колонок послышался лёгкий шорох.</text:p>
      <text:p text:style-name="P89">– Дик, сейчас не время для ссор. – голос Селестии был мягким, но настойчивым. – Мы в одной лодке.</text:p>
      <text:p text:style-name="P89">– Тебе легко говорить! Тебе не разбивали нос и не оскорбляли угрозами!</text:p>
      <text:p text:style-name="P89">– Ты должен понимать, что у Макса были все основания так себя вести. Твоё поведение вызвало подозрения у него, ведь он мало тебя знает. </text:p>
      <text:p text:style-name="P89">К уговорам Селестии присоединилась Флаттершай.</text:p>
      <text:p text:style-name="P89">– Дискорд, миленький, прости его. Макс хороший. Он просто не знал, что ты тоже хороший...</text:p>
      <text:p text:style-name="P89"><text:soft-page-break/>У Дискорда покраснели уши и он засмущался и заворчал.</text:p>
      <text:p text:style-name="P8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9">Я пропустил «дятла» мимо ушей.</text:p>
      <text:p text:style-name="P9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0">***</text:p>
      <text:p text:style-name="P8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9">Потому разбрасываться такой возможностью не стоит. Если уж тебе повезло оказаться в новом мире — исследуй его сполна!..</text:p>
      <text:p text:style-name="P90">***</text:p>
      <text:p text:style-name="P95">&lt;<text:span text:style-name="T22">сюда можно вставить похождения Дискорда — вторая неопубликованная глава. Первая — секс с Селестией</text:span>&gt;</text:p>
      <text:p text:style-name="P90">***</text:p>
      <text:p text:style-name="P93">– Развяжите мне, наконец, руки! Или хотя бы одну. Плечами жестикулировать неудобно.... </text:p>
      <text:p text:style-name="P93">Я развязал Дискорду левую руку.</text:p>
      <text:p text:style-name="P9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3">Дискорд принялся разминать затёкшее запястье.</text:p>
      <text:p text:style-name="P9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3">– Какое письмо, Корди? – вскинулась до этого зачарованно слушавшая Дискорда Флаттершай.</text:p>
      <text:p text:style-name="P93">– Ну ваше же! Вы с Эпплджек написали мне о своих мытарствах тут. Вежливо так написали, спасибо...</text:p>
      <text:p text:style-name="P93">Флаттершай покрылась пунцовыми пятнами.</text:p>
      <text:p text:style-name="P93">– Я... Мы... – тут она совсем стушевалась.</text:p>
      <text:p text:style-name="P93">– Так а почему ты сказал, что никто не уйдёт в Эквестрию? – наконец перебила Дискорда скучавшая до этого Эпплджек.</text:p>
      <text:p text:style-name="P93"><text:soft-page-break/>Дискорд уставился на неё долгим взглядом, а потом хлопнул себя по лбу.</text:p>
      <text:p text:style-name="P9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3">– И что? – продолжила его мысль Эпплджек.</text:p>
      <text:p text:style-name="P93">– Эквестрийские <text:span text:style-name="T5">&lt;</text:span><text:span text:style-name="T21">три месяца</text:span><text:span text:style-name="T5">&gt;</text:span> КО-РО-ЧЕ местных. – с нажимом повторил Дискорд. – По моим подсчётам, на два дня.</text:p>
      <text:p text:style-name="P93">– И?!! – до меня уже дошло, но Эпплджек продолжала тупить.</text:p>
      <text:p text:style-name="P93">– Короче, времени у нас осталось что-то около пятнадцати минут. Или около того. – заявил Дискорд, поднеся к глазам запястье с массивными часами.</text:p>
      <text:p text:style-name="P93">– СКОЛЬКО??? – воскликнули хором я и девушки.</text:p>
      <text:p text:style-name="P93">Дискорд открыл было рот, но его слова заглушил звонок в дверь.</text:p>
      <text:p text:style-name="P93">– ОТКРОЙТЕ, ПОЛИЦИЯ! Вам даётся полминуты, чтобы открыть дверь. Через тридцать секунд дверь будет выбита!</text:p>
      <text:p text:style-name="P9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3">Блядь!</text:p>
      <text:p text:style-name="P93">– На крышу, живо!!! Через окно на кухне! – зашипел Дискорд, отчаянно дёргая узлы свободной рукой.</text:p>
      <text:p text:style-name="P93">Эпплджек, одной рукой сгребя в охапку ноутбук, второй увлекая Флаттершай, кинулась на кухню.</text:p>
      <text:p text:style-name="P93">– А толку? Куда мы с крыши денемся? – спросил я растерянно. Дискорд только раздражённо зарычал в ответ.</text:p>
      <text:p text:style-name="P89">Дверь содрогнулась от мощного удара. Послышался стук падающей штукатурки. Я сломя голову кинулся на кухню.</text:p>
      <text:p text:style-name="P89">– Развяжи меня, идиот!!! – гаркнул вдогонку Дискорд.</text:p>
      <text:p text:style-name="P8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9">– Давай на крышу! Я догоню! – рявкнул он, освобождая вторую руку.</text:p>
      <text:p text:style-name="P89">От второго удара дверная коробка крякнула и наполовину въехала в коридор. </text:p>
      <text:p text:style-name="P8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9">Верёвка в кухонном окне дёргалась от движений лезущих по ней Флатти и Эпплджек. Я словил её рукой и стал на подоконник.</text:p>
      <text:p text:style-name="P89">Чёрт!</text:p>
      <text:p text:style-name="P8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89">Но нет, триста тысяч чертей, раз девушки смогли – я тоже смогу!</text:p>
      <text:p text:style-name="P8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9">Я успел сократить расстояние до Эпплджек наполовину, когда девушки нашли решение.</text:p>
      <text:p text:style-name="P8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9">Я выдохнул.</text:p>
      <text:p text:style-name="P8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9">Чёрт! Чёрт! Чёрт! Чёрт!</text:p>
      <text:p text:style-name="P89">Бля!!!...</text:p>
      <text:p text:style-name="P8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9"/>
      <text:h text:style-name="P110" text:outline-level="2">Назад, в Эквестрию</text:h>
      <text:p text:style-name="P89"/>
      <text:p text:style-name="P89">Долго паниковать не пришлось. </text:p>
      <text:p text:style-name="P89">Я почувствовал сильный рывок за шиворот и захват поперёк груди. </text:p>
      <text:p text:style-name="P89">– ОТПУСТИ ДЕВЧОНКУ!!! – загрохотало мне в ухо. Я открыл глаза.</text:p>
      <text:p text:style-name="P89">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89">Я чуть поднял глаза и уставился в чешуйчатую морду дракона.</text:p>
      <text:p text:style-name="P89">– Отпусти Эпплджек. Я её держу. – повторил Дискорд. – Мне сбалансироваться надо. Вы не такие уж и лёгкие.</text:p>
      <text:p text:style-name="P8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9">Наконец это ему удалось, и дальнейший подъём на крышу происходил в молчании.</text:p>
      <text:p text:style-name="P8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9">Флаттершай оторвала заплаканное лицо от моей ветровки.</text:p>
      <text:p text:style-name="P89">– Да-да, ты прав, Корди. Я готова.</text:p>
      <text:p text:style-name="P89">На длинной шее Дискорда разместились Эпплджек и Флаттершай. Я, для сохранения баланса, разместился позади крыльев.</text:p>
      <text:p text:style-name="P89">Дискорд расправил крылья и начал короткую пробежку к краю.</text:p>
      <text:p text:style-name="P9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9">И мы полетели навстречу закату.</text:p>
      <text:p text:style-name="P8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9">Впереди по курсу увеличивалась громада моей высотки. Дискорд летел прямо на разрыв в ограждении, который я проделал <text:span text:style-name="T5">&lt;</text:span><text:span text:style-name="T21">полгода</text:span><text:span text:style-name="T5">&gt;</text:span> назад своим проходом в Эквестрию.</text:p>
      <text:p text:style-name="P8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9">– Пристегните ремни! – проревел Дискорд, резко ускоряясь. – Будет весело!!!</text:p>
      <text:p text:style-name="P8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9">– ЙУУУУУУУХХХУУУУУ!!! – заорал Дискорд, сложил крылья и врезался в шар.</text:p>
      <text:p text:style-name="P94">&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9">–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text:soft-page-break/>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5">&lt;</text:span><text:span text:style-name="T23">чёрт</text:span><text:span text:style-name="T5">&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3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3">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
      <text:p text:style-name="P10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5">–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1"><text:span text:style-name="T5">– </text:span>Факн щит<text:note text:id="ftn13" text:note-class="footnote"><text:note-citation>13</text:note-citation><text:note-body><text:p text:style-name="P9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1">Анакорн развёл руками.</text:p>
      <text:p text:style-name="P10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text:soft-page-break/>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2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1">&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5">&lt;</text:span><text:span text:style-name="T21">полгода</text:span><text:span text:style-name="T5">&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21">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9">Селестия кивнула, соглашаясь, и образ её начал меркнуть.</text:p>
      <text:p text:style-name="P94">– <text:span text:style-name="T1">Окей. Будь счастлив и... спасибо тебе за всё, Макс.</text:span></text:p>
      <text:p text:style-name="P89">…</text:p>
      <text:p text:style-name="P9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9">Он нахлобучил на себя невесть откуда взявшуюся двууголку.</text:p>
      <text:p text:style-name="P89">– Как вам это нравится, господа?! Дискорд — спаситель Эквестрии! А ведь звучит!!! Разрешите откланяться!..</text:p>
      <text:p text:style-name="P89"/>
      <text:list xml:id="list4635933104197672298" text:style-name="L8">
        <text:list-header>
          <text:p text:style-name="P122">(<text:span text:style-name="T27">Луна — как повелительница снов, слышала разговор Макса с Анакорном</text:span>)</text:p>
          <text:p text:style-name="P123"/>
        </text:list-header>
      </text:list>
      <text:p text:style-name="P90">***</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10" text:outline-level="2">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2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22T19:01:43.816071141</dc:date>
    <meta:editing-duration>P56DT8H51M56S</meta:editing-duration>
    <meta:editing-cycles>2469</meta:editing-cycles>
    <meta:generator>LibreOffice/5.0.2.2$Linux_X86_64 LibreOffice_project/00m0$Build-2</meta:generator>
    <meta:document-statistic meta:table-count="0" meta:image-count="0" meta:object-count="0" meta:page-count="129" meta:paragraph-count="2662" meta:word-count="59498" meta:character-count="394945" meta:non-whitespace-character-count="335240"/>
  </office:meta>
</office:document-meta>
</file>